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500000D6F0000050CADEB38D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095cm" fo:margin-right="0.09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.095cm" fo:margin-right="0.095cm" fo:text-indent="0cm" style:auto-text-indent="false"/>
    </style:style>
    <style:style style:name="T1" style:family="text">
      <style:text-properties fo:color="#0000ff" style:font-name="Arial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sold" text:anchor-type="as-char" svg:width="3.44cm" svg:height="1.291cm" draw:z-index="0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1" text:anchor-type="as-char" svg:width="3.44cm" svg:height="1.291cm" draw:z-index="1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2" text:anchor-type="as-char" svg:width="3.44cm" svg:height="1.291cm" draw:z-index="2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3" text:anchor-type="as-char" svg:width="3.44cm" svg:height="1.291cm" draw:z-index="3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4" text:anchor-type="as-char" svg:width="3.44cm" svg:height="1.291cm" draw:z-index="4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5" text:anchor-type="as-char" svg:width="3.44cm" svg:height="1.291cm" draw:z-index="5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6" text:anchor-type="as-char" svg:width="3.44cm" svg:height="1.291cm" draw:z-index="6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7" text:anchor-type="as-char" svg:width="3.44cm" svg:height="1.291cm" draw:z-index="7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8" text:anchor-type="as-char" svg:width="3.44cm" svg:height="1.291cm" draw:z-index="8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9" text:anchor-type="as-char" svg:width="3.44cm" svg:height="1.291cm" draw:z-index="9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10" text:anchor-type="as-char" svg:width="3.44cm" svg:height="1.291cm" draw:z-index="10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11" text:anchor-type="as-char" svg:width="3.44cm" svg:height="1.291cm" draw:z-index="11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12" text:anchor-type="as-char" svg:width="3.44cm" svg:height="1.291cm" draw:z-index="12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13" text:anchor-type="as-char" svg:width="3.44cm" svg:height="1.291cm" draw:z-index="13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14" text:anchor-type="as-char" svg:width="3.44cm" svg:height="1.291cm" draw:z-index="14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15" text:anchor-type="as-char" svg:width="3.44cm" svg:height="1.291cm" draw:z-index="15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16" text:anchor-type="as-char" svg:width="3.44cm" svg:height="1.291cm" draw:z-index="16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17" text:anchor-type="as-char" svg:width="3.44cm" svg:height="1.291cm" draw:z-index="17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18" text:anchor-type="as-char" svg:width="3.44cm" svg:height="1.291cm" draw:z-index="18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19" text:anchor-type="as-char" svg:width="3.44cm" svg:height="1.291cm" draw:z-index="19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20" text:anchor-type="as-char" svg:width="3.44cm" svg:height="1.291cm" draw:z-index="20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21" text:anchor-type="as-char" svg:width="3.44cm" svg:height="1.291cm" draw:z-index="21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22" text:anchor-type="as-char" svg:width="3.44cm" svg:height="1.291cm" draw:z-index="22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23" text:anchor-type="as-char" svg:width="3.44cm" svg:height="1.291cm" draw:z-index="23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24" text:anchor-type="as-char" svg:width="3.44cm" svg:height="1.291cm" draw:z-index="24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25" text:anchor-type="as-char" svg:width="3.44cm" svg:height="1.291cm" draw:z-index="25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26" text:anchor-type="as-char" svg:width="3.44cm" svg:height="1.291cm" draw:z-index="26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27" text:anchor-type="as-char" svg:width="3.44cm" svg:height="1.291cm" draw:z-index="27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28" text:anchor-type="as-char" svg:width="3.44cm" svg:height="1.291cm" draw:z-index="28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29" text:anchor-type="as-char" svg:width="3.44cm" svg:height="1.291cm" draw:z-index="29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30" text:anchor-type="as-char" svg:width="3.44cm" svg:height="1.291cm" draw:z-index="30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31" text:anchor-type="as-char" svg:width="3.44cm" svg:height="1.291cm" draw:z-index="31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32" text:anchor-type="as-char" svg:width="3.44cm" svg:height="1.291cm" draw:z-index="32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33" text:anchor-type="as-char" svg:width="3.44cm" svg:height="1.291cm" draw:z-index="33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34" text:anchor-type="as-char" svg:width="3.44cm" svg:height="1.291cm" draw:z-index="34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35" text:anchor-type="as-char" svg:width="3.44cm" svg:height="1.291cm" draw:z-index="35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36" text:anchor-type="as-char" svg:width="3.44cm" svg:height="1.291cm" draw:z-index="36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37" text:anchor-type="as-char" svg:width="3.44cm" svg:height="1.291cm" draw:z-index="37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38" text:anchor-type="as-char" svg:width="3.44cm" svg:height="1.291cm" draw:z-index="38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39" text:anchor-type="as-char" svg:width="3.44cm" svg:height="1.291cm" draw:z-index="39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40" text:anchor-type="as-char" svg:width="3.44cm" svg:height="1.291cm" draw:z-index="40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41" text:anchor-type="as-char" svg:width="3.44cm" svg:height="1.291cm" draw:z-index="41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42" text:anchor-type="as-char" svg:width="3.44cm" svg:height="1.291cm" draw:z-index="42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43" text:anchor-type="as-char" svg:width="3.44cm" svg:height="1.291cm" draw:z-index="43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44" text:anchor-type="as-char" svg:width="3.44cm" svg:height="1.291cm" draw:z-index="44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45" text:anchor-type="as-char" svg:width="3.44cm" svg:height="1.291cm" draw:z-index="45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46" text:anchor-type="as-char" svg:width="3.44cm" svg:height="1.291cm" draw:z-index="46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47" text:anchor-type="as-char" svg:width="3.44cm" svg:height="1.291cm" draw:z-index="47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48" text:anchor-type="as-char" svg:width="3.44cm" svg:height="1.291cm" draw:z-index="48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49" text:anchor-type="as-char" svg:width="3.44cm" svg:height="1.291cm" draw:z-index="49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50" text:anchor-type="as-char" svg:width="3.44cm" svg:height="1.291cm" draw:z-index="50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51" text:anchor-type="as-char" svg:width="3.44cm" svg:height="1.291cm" draw:z-index="51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52" text:anchor-type="as-char" svg:width="3.44cm" svg:height="1.291cm" draw:z-index="52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53" text:anchor-type="as-char" svg:width="3.44cm" svg:height="1.291cm" draw:z-index="53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54" text:anchor-type="as-char" svg:width="3.44cm" svg:height="1.291cm" draw:z-index="54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55" text:anchor-type="as-char" svg:width="3.44cm" svg:height="1.291cm" draw:z-index="55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56" text:anchor-type="as-char" svg:width="3.44cm" svg:height="1.291cm" draw:z-index="56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57" text:anchor-type="as-char" svg:width="3.44cm" svg:height="1.291cm" draw:z-index="57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58" text:anchor-type="as-char" svg:width="3.44cm" svg:height="1.291cm" draw:z-index="58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59" text:anchor-type="as-char" svg:width="3.44cm" svg:height="1.291cm" draw:z-index="59"><draw:image xlink:href="Pictures/2000014500000D6F0000050CADEB38D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sold60" text:anchor-type="as-char" svg:width="3.44cm" svg:height="1.291cm" draw:z-index="60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61" text:anchor-type="as-char" svg:width="3.44cm" svg:height="1.291cm" draw:z-index="61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62" text:anchor-type="as-char" svg:width="3.44cm" svg:height="1.291cm" draw:z-index="62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63" text:anchor-type="as-char" svg:width="3.44cm" svg:height="1.291cm" draw:z-index="63"><draw:image xlink:href="Pictures/2000014500000D6F0000050CADEB38D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sold64" text:anchor-type="as-char" svg:width="3.44cm" svg:height="1.291cm" draw:z-index="64"><draw:image xlink:href="Pictures/2000014500000D6F0000050CADEB38D6.svm" xlink:type="simple" xlink:show="embed" xlink:actuate="onLoad"/></draw:frame></text:p>
          </table:table-cell>
        </table:table-row>
      </table:table>
      <text:p text:style-name="Standard"><text:hidden-text text:condition="ooow:" text:string-value="" text:is-hidden="true"/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33:03</meta:creation-date>
    <dc:creator>Jim Parry</dc:creator>
    <dc:date>2006-10-31T19:41:07</dc:date>
    <dc:language>en-US</dc:language>
    <meta:editing-cycles>4</meta:editing-cycles>
    <meta:editing-duration>PT19S</meta:editing-duration>
    <meta:user-defined meta:name="Info 1"/>
    <meta:user-defined meta:name="Info 2"/>
    <meta:user-defined meta:name="Info 3"/>
    <meta:user-defined meta:name="Info 4"/>
    <meta:document-statistic meta:table-count="1" meta:image-count="65" meta:object-count="0" meta:page-count="1" meta:paragraph-count="66" meta:word-count="1" meta:character-count="85"/>
  </office:meta>
</office:document-meta>
</file>